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6.07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b4ff" officeooo:paragraph-rsid="001eb4ff"/>
    </style:style>
    <style:style style:name="P2" style:family="paragraph" style:parent-style-name="Standard">
      <style:text-properties fo:font-weight="bold" officeooo:rsid="00223246" officeooo:paragraph-rsid="00223246" style:font-weight-asian="bold" style:font-weight-complex="bold"/>
    </style:style>
    <style:style style:name="P3" style:family="paragraph" style:parent-style-name="Standard">
      <style:text-properties fo:font-weight="bold" officeooo:rsid="0022dc0c" officeooo:paragraph-rsid="0022dc0c" style:font-weight-asian="bold" style:font-weight-complex="bold"/>
    </style:style>
    <style:style style:name="P4" style:family="paragraph" style:parent-style-name="Standard">
      <style:text-properties fo:font-weight="bold" officeooo:rsid="0028ea39" officeooo:paragraph-rsid="0028ea39" style:font-weight-asian="bold" style:font-weight-complex="bold"/>
    </style:style>
    <style:style style:name="P5" style:family="paragraph" style:parent-style-name="Standard">
      <style:text-properties fo:font-weight="normal" officeooo:rsid="00235176" officeooo:paragraph-rsid="00235176" style:font-weight-asian="normal" style:font-weight-complex="normal"/>
    </style:style>
    <style:style style:name="P6" style:family="paragraph" style:parent-style-name="Standard">
      <style:text-properties fo:font-weight="normal" officeooo:rsid="00248045" officeooo:paragraph-rsid="00248045" style:font-weight-asian="normal" style:font-weight-complex="normal"/>
    </style:style>
    <style:style style:name="P7" style:family="paragraph" style:parent-style-name="Standard">
      <style:text-properties fo:font-weight="normal" officeooo:rsid="0024ebee" officeooo:paragraph-rsid="0024ebee" style:font-weight-asian="normal" style:font-weight-complex="normal"/>
    </style:style>
    <style:style style:name="P8" style:family="paragraph" style:parent-style-name="Standard">
      <style:text-properties fo:font-weight="normal" officeooo:rsid="0025d2ff" officeooo:paragraph-rsid="0025d2ff" style:font-weight-asian="normal" style:font-weight-complex="normal"/>
    </style:style>
    <style:style style:name="P9" style:family="paragraph" style:parent-style-name="Standard">
      <style:text-properties fo:font-weight="normal" officeooo:rsid="0027783c" officeooo:paragraph-rsid="0027783c" style:font-weight-asian="normal" style:font-weight-complex="normal"/>
    </style:style>
    <style:style style:name="P10" style:family="paragraph" style:parent-style-name="Standard">
      <style:text-properties fo:font-weight="normal" officeooo:rsid="00279b6e" officeooo:paragraph-rsid="00279b6e" style:font-weight-asian="normal" style:font-weight-complex="normal"/>
    </style:style>
    <style:style style:name="P11" style:family="paragraph" style:parent-style-name="Standard">
      <style:text-properties fo:font-weight="normal" officeooo:rsid="00208270" officeooo:paragraph-rsid="002058ce" style:font-weight-asian="normal" style:font-weight-complex="normal"/>
    </style:style>
    <style:style style:name="P12" style:family="paragraph" style:parent-style-name="Standard">
      <style:text-properties fo:font-weight="normal" officeooo:rsid="00223246" officeooo:paragraph-rsid="00223246" style:font-weight-asian="normal" style:font-weight-complex="normal"/>
    </style:style>
    <style:style style:name="P13" style:family="paragraph" style:parent-style-name="Standard">
      <style:text-properties fo:font-style="normal" fo:font-weight="bold" officeooo:rsid="002bc6df" officeooo:paragraph-rsid="002bc6df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cdb44" officeooo:paragraph-rsid="002cdb4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e04bf" officeooo:paragraph-rsid="002e04bf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2f7b22" officeooo:paragraph-rsid="002f7b22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312f95" officeooo:paragraph-rsid="00312f9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32bba2" officeooo:paragraph-rsid="0032bba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3310c7" officeooo:paragraph-rsid="003310c7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3b5d50" officeooo:paragraph-rsid="003b5d50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3c60cd" officeooo:paragraph-rsid="003c60cd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normal" officeooo:rsid="0022dc0c" officeooo:paragraph-rsid="0022dc0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35176" officeooo:paragraph-rsid="0023517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48045" officeooo:paragraph-rsid="0024804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4ebee" officeooo:paragraph-rsid="0024ebe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7783c" officeooo:paragraph-rsid="0027783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79b6e" officeooo:paragraph-rsid="00279b6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8ea39" officeooo:paragraph-rsid="0028ea3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bc6df" officeooo:paragraph-rsid="002bc6d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e04bf" officeooo:paragraph-rsid="002cdb4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f2f3a" officeooo:paragraph-rsid="002e04b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f7b22" officeooo:paragraph-rsid="002f7b22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12f95" officeooo:paragraph-rsid="00312f9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2bba2" officeooo:paragraph-rsid="0032bba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310c7" officeooo:paragraph-rsid="003310c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b5d50" officeooo:paragraph-rsid="003b5d50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cc7a5" officeooo:paragraph-rsid="003c60cd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officeooo:rsid="002058ce" officeooo:paragraph-rsid="0043469b"/>
    </style:style>
    <style:style style:name="P39" style:family="paragraph" style:parent-style-name="Standard">
      <style:text-properties style:font-name="Liberation Serif" fo:font-style="normal" fo:font-weight="bold" officeooo:rsid="0048a5ec" officeooo:paragraph-rsid="0048a5ec" style:font-style-asian="normal" style:font-weight-asian="bold" style:font-style-complex="normal" style:font-weight-complex="bold"/>
    </style:style>
    <style:style style:name="P40" style:family="paragraph" style:parent-style-name="Standard">
      <style:text-properties style:font-name="Liberation Serif" fo:font-style="normal" fo:font-weight="bold" officeooo:rsid="0049f55d" officeooo:paragraph-rsid="0049f55d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font-name="Liberation Serif" fo:font-style="normal" fo:font-weight="bold" officeooo:rsid="004a5d97" officeooo:paragraph-rsid="004a5d97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bold" officeooo:rsid="003f981e" officeooo:paragraph-rsid="003f981e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3f981e" officeooo:paragraph-rsid="003f981e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44c5ac" officeooo:paragraph-rsid="0044c5a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471ddf" officeooo:paragraph-rsid="00471ddf" style:font-style-asian="normal" style:font-weight-asian="normal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3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c7a5" officeooo:paragraph-rsid="003cc7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4c83" officeooo:paragraph-rsid="003d4c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dbc4" officeooo:paragraph-rsid="0036db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9a6" officeooo:paragraph-rsid="0037d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b245" officeooo:paragraph-rsid="0038b2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8b75" officeooo:paragraph-rsid="00358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dbc4" officeooo:paragraph-rsid="0036db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8b245" officeooo:paragraph-rsid="0038b2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c7a5" officeooo:paragraph-rsid="003cc7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c7a5" officeooo:paragraph-rsid="003cc7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Courier New" fo:font-style="normal" fo:font-weight="normal" officeooo:rsid="003f981e" officeooo:paragraph-rsid="003f981e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Courier New" fo:font-style="normal" fo:font-weight="normal" officeooo:rsid="00471ddf" officeooo:paragraph-rsid="00471ddf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bold" officeooo:rsid="0048a5ec" officeooo:paragraph-rsid="0048a5ec" style:font-style-asian="normal" style:font-weight-asian="bold" style:font-style-complex="normal" style:font-weight-complex="bold"/>
    </style:style>
    <style:style style:name="P61" style:family="paragraph" style:parent-style-name="Standard" style:list-style-name="L1">
      <style:text-properties fo:font-style="normal" fo:font-weight="normal" officeooo:rsid="0022dc0c" officeooo:paragraph-rsid="0022dc0c" style:font-style-asian="normal" style:font-weight-asian="normal" style:font-style-complex="normal" style:font-weight-complex="normal"/>
    </style:style>
    <style:style style:name="P62" style:family="paragraph" style:parent-style-name="Standard" style:list-style-name="L4">
      <style:text-properties fo:font-style="normal" fo:font-weight="normal" officeooo:rsid="002f7b22" officeooo:paragraph-rsid="002f7b22" style:font-style-asian="normal" style:font-weight-asian="normal" style:font-style-complex="normal" style:font-weight-complex="normal"/>
    </style:style>
    <style:style style:name="P63" style:family="paragraph" style:parent-style-name="Standard" style:list-style-name="L5">
      <style:text-properties fo:font-style="normal" fo:font-weight="normal" officeooo:rsid="00312f95" officeooo:paragraph-rsid="00312f95" style:font-style-asian="normal" style:font-weight-asian="normal" style:font-style-complex="normal" style:font-weight-complex="normal"/>
    </style:style>
    <style:style style:name="P64" style:family="paragraph" style:parent-style-name="Standard" style:list-style-name="L2">
      <style:text-properties fo:font-style="normal" fo:font-weight="bold" officeooo:rsid="0028ea39" officeooo:paragraph-rsid="0028ea39" style:font-style-asian="normal" style:font-weight-asian="bold" style:font-style-complex="normal" style:font-weight-complex="bold"/>
    </style:style>
    <style:style style:name="P65" style:family="paragraph" style:parent-style-name="Standard" style:list-style-name="L3">
      <style:text-properties fo:font-style="normal" fo:font-weight="bold" officeooo:rsid="002bc6df" officeooo:paragraph-rsid="002bc6df" style:font-style-asian="normal" style:font-weight-asian="bold" style:font-style-complex="normal" style:font-weight-complex="bold"/>
    </style:style>
    <style:style style:name="P66" style:family="paragraph" style:parent-style-name="Standard" style:list-style-name="L5">
      <style:text-properties fo:font-style="normal" fo:font-weight="bold" officeooo:rsid="00312f95" officeooo:paragraph-rsid="00312f95" style:font-style-asian="normal" style:font-weight-asian="bold" style:font-style-complex="normal" style:font-weight-complex="bold"/>
    </style:style>
    <style:style style:name="P67" style:family="paragraph" style:parent-style-name="Standard" style:list-style-name="L18">
      <style:text-properties style:font-name="Liberation Serif" fo:font-style="normal" fo:font-weight="bold" officeooo:rsid="0049f55d" officeooo:paragraph-rsid="0049f55d" style:font-style-asian="normal" style:font-weight-asian="bold" style:font-style-complex="normal" style:font-weight-complex="bold"/>
    </style:style>
    <style:style style:name="P68" style:family="paragraph" style:parent-style-name="Standard" style:list-style-name="L21">
      <style:text-properties style:font-name="Liberation Serif" fo:font-style="normal" fo:font-weight="bold" officeooo:rsid="004a5d97" officeooo:paragraph-rsid="004a5d97" style:font-style-asian="normal" style:font-weight-asian="bold" style:font-style-complex="normal" style:font-weight-complex="bold"/>
    </style:style>
    <style:style style:name="P69" style:family="paragraph" style:parent-style-name="Standard" style:list-style-name="L21">
      <style:text-properties style:font-name="Liberation Serif" fo:font-style="normal" fo:font-weight="bold" officeooo:rsid="004abbcb" officeooo:paragraph-rsid="004abbcb" style:font-style-asian="normal" style:font-weight-asian="bold" style:font-style-complex="normal" style:font-weight-complex="bold"/>
    </style:style>
    <style:style style:name="P70" style:family="paragraph" style:parent-style-name="Standard" style:list-style-name="L21">
      <style:text-properties style:font-name="Liberation Serif" fo:font-style="normal" fo:font-weight="bold" officeooo:rsid="004ae05c" officeooo:paragraph-rsid="004ae05c" style:font-style-asian="normal" style:font-weight-asian="bold" style:font-style-complex="normal" style:font-weight-complex="bold"/>
    </style:style>
    <style:style style:name="P71" style:family="paragraph" style:parent-style-name="Standard">
      <style:text-properties style:font-name="Liberation Serif" fo:font-style="normal" fo:font-weight="bold" officeooo:rsid="004ae05c" officeooo:paragraph-rsid="004ae05c" style:font-style-asian="normal" style:font-weight-asian="bold" style:font-style-complex="normal" style:font-weight-complex="bold"/>
    </style:style>
    <style:style style:name="P72" style:family="paragraph" style:parent-style-name="Standard">
      <style:text-properties style:font-name="Liberation Serif" fo:font-style="normal" fo:font-weight="bold" officeooo:rsid="004dbb65" officeooo:paragraph-rsid="004dbb65" style:font-style-asian="normal" style:font-weight-asian="bold" style:font-style-complex="normal" style:font-weight-complex="bold"/>
    </style:style>
    <style:style style:name="P73" style:family="paragraph" style:parent-style-name="Standard" style:list-style-name="L22">
      <style:text-properties style:font-name="Liberation Serif" fo:font-style="normal" fo:font-weight="bold" officeooo:rsid="004dbb65" officeooo:paragraph-rsid="004dbb65" style:font-style-asian="normal" style:font-weight-asian="bold" style:font-style-complex="normal" style:font-weight-complex="bold"/>
    </style:style>
    <style:style style:name="P74" style:family="paragraph" style:parent-style-name="Standard" style:list-style-name="L22">
      <style:text-properties style:font-name="Liberation Serif" fo:font-style="normal" fo:font-weight="bold" officeooo:rsid="004eb71f" officeooo:paragraph-rsid="004eb71f" style:font-style-asian="normal" style:font-weight-asian="bold" style:font-style-complex="normal" style:font-weight-complex="bold"/>
    </style:style>
    <style:style style:name="P75" style:family="paragraph" style:parent-style-name="Standard">
      <style:text-properties style:font-name="Liberation Serif" fo:font-style="normal" fo:font-weight="bold" officeooo:rsid="004eb71f" officeooo:paragraph-rsid="004eb71f" style:font-style-asian="normal" style:font-weight-asian="bold" style:font-style-complex="normal" style:font-weight-complex="bold"/>
    </style:style>
    <style:style style:name="P76" style:family="paragraph" style:parent-style-name="Standard">
      <style:text-properties style:font-name="Liberation Serif" fo:font-style="normal" fo:font-weight="bold" officeooo:rsid="0053d4d6" officeooo:paragraph-rsid="0053d4d6" style:font-style-asian="normal" style:font-weight-asian="bold" style:font-style-complex="normal" style:font-weight-complex="bold"/>
    </style:style>
    <style:style style:name="P77" style:family="paragraph" style:parent-style-name="Standard" style:list-style-name="L23">
      <style:text-properties style:font-name="Liberation Serif" fo:font-style="normal" fo:font-weight="bold" officeooo:rsid="0053d4d6" officeooo:paragraph-rsid="0053d4d6" style:font-style-asian="normal" style:font-weight-asian="bold" style:font-style-complex="normal" style:font-weight-complex="bold"/>
    </style:style>
    <style:style style:name="P78" style:family="paragraph" style:parent-style-name="Standard">
      <style:text-properties style:font-name="Liberation Serif" fo:font-style="normal" fo:font-weight="bold" officeooo:rsid="0054fc5a" officeooo:paragraph-rsid="0054fc5a" style:font-style-asian="normal" style:font-weight-asian="bold" style:font-style-complex="normal" style:font-weight-complex="bold"/>
    </style:style>
    <style:style style:name="P79" style:family="paragraph" style:parent-style-name="Standard" style:list-style-name="L24">
      <style:text-properties style:font-name="Liberation Serif" fo:font-style="normal" fo:font-weight="bold" officeooo:rsid="0055cf4f" officeooo:paragraph-rsid="0055cf4f" style:font-style-asian="normal" style:font-weight-asian="bold" style:font-style-complex="normal" style:font-weight-complex="bold"/>
    </style:style>
    <style:style style:name="P80" style:family="paragraph" style:parent-style-name="Standard" style:list-style-name="L24">
      <style:text-properties style:font-name="Liberation Serif" fo:font-style="normal" fo:font-weight="bold" officeooo:rsid="0056deae" officeooo:paragraph-rsid="0056deae" style:font-style-asian="normal" style:font-weight-asian="bold" style:font-style-complex="normal" style:font-weight-complex="bold"/>
    </style:style>
    <style:style style:name="P81" style:family="paragraph" style:parent-style-name="Standard">
      <style:text-properties style:font-name="Liberation Serif" fo:font-style="normal" fo:font-weight="bold" officeooo:rsid="0056deae" officeooo:paragraph-rsid="0056deae" style:font-style-asian="normal" style:font-weight-asian="bold" style:font-style-complex="normal" style:font-weight-complex="bold"/>
    </style:style>
    <style:style style:name="P82" style:family="paragraph" style:parent-style-name="Standard">
      <style:text-properties style:font-name="Liberation Serif" fo:font-style="normal" fo:font-weight="bold" officeooo:rsid="00597503" officeooo:paragraph-rsid="00597503" style:font-style-asian="normal" style:font-weight-asian="bold" style:font-style-complex="normal" style:font-weight-complex="bold"/>
    </style:style>
    <style:style style:name="P83" style:family="paragraph" style:parent-style-name="Standard" style:list-style-name="L26">
      <style:text-properties style:font-name="Liberation Serif" fo:font-style="normal" fo:font-weight="bold" officeooo:rsid="00597503" officeooo:paragraph-rsid="00597503" style:font-style-asian="normal" style:font-weight-asian="bold" style:font-style-complex="normal" style:font-weight-complex="bold"/>
    </style:style>
    <style:style style:name="P84" style:family="paragraph" style:parent-style-name="Standard">
      <style:text-properties style:font-name="Liberation Serif" fo:font-style="normal" fo:font-weight="bold" officeooo:rsid="0059e783" officeooo:paragraph-rsid="0059e783" style:font-style-asian="normal" style:font-weight-asian="bold" style:font-style-complex="normal" style:font-weight-complex="bold"/>
    </style:style>
    <style:style style:name="P85" style:family="paragraph" style:parent-style-name="Standard" style:list-style-name="L15">
      <style:text-properties style:font-name="Liberation Serif" fo:font-style="normal" fo:font-weight="normal" officeooo:rsid="0048a5ec" officeooo:paragraph-rsid="0048a5ec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style:font-name="Liberation Serif" fo:font-style="normal" fo:font-weight="normal" officeooo:rsid="0048a5ec" officeooo:paragraph-rsid="0048a5ec" style:font-style-asian="normal" style:font-weight-asian="normal" style:font-style-complex="normal" style:font-weight-complex="normal"/>
    </style:style>
    <style:style style:name="P87" style:family="paragraph" style:parent-style-name="Standard" style:list-style-name="L16">
      <style:text-properties style:font-name="Liberation Serif" fo:font-style="normal" fo:font-weight="normal" officeooo:rsid="0048a5ec" officeooo:paragraph-rsid="0048a5ec" style:font-style-asian="normal" style:font-weight-asian="normal" style:font-style-complex="normal" style:font-weight-complex="normal"/>
    </style:style>
    <style:style style:name="P88" style:family="paragraph" style:parent-style-name="Standard" style:list-style-name="L17">
      <style:text-properties style:font-name="Liberation Serif" fo:font-style="normal" fo:font-weight="normal" officeooo:rsid="0048a5ec" officeooo:paragraph-rsid="0048a5ec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font-name="Liberation Serif" fo:font-style="normal" fo:font-weight="normal" officeooo:rsid="0049f55d" officeooo:paragraph-rsid="0049f55d" style:font-style-asian="normal" style:font-weight-asian="normal" style:font-style-complex="normal" style:font-weight-complex="normal"/>
    </style:style>
    <style:style style:name="P90" style:family="paragraph" style:parent-style-name="Standard" style:list-style-name="L19">
      <style:text-properties style:font-name="Liberation Serif" fo:font-style="normal" fo:font-weight="normal" officeooo:rsid="0049f55d" officeooo:paragraph-rsid="0049f55d" style:font-style-asian="normal" style:font-weight-asian="normal" style:font-style-complex="normal" style:font-weight-complex="normal"/>
    </style:style>
    <style:style style:name="P91" style:family="paragraph" style:parent-style-name="Standard" style:list-style-name="L19">
      <style:text-properties style:font-name="Liberation Serif" fo:font-style="normal" fo:font-weight="normal" officeooo:rsid="004a5d97" officeooo:paragraph-rsid="004a5d97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font-name="Liberation Serif" fo:font-style="normal" fo:font-weight="normal" officeooo:rsid="004a5d97" officeooo:paragraph-rsid="004a5d97" style:font-style-asian="normal" style:font-weight-asian="normal" style:font-style-complex="normal" style:font-weight-complex="normal"/>
    </style:style>
    <style:style style:name="P93" style:family="paragraph" style:parent-style-name="Standard" style:list-style-name="L20">
      <style:text-properties style:font-name="Liberation Serif" fo:font-style="normal" fo:font-weight="normal" officeooo:rsid="004a5d97" officeooo:paragraph-rsid="004a5d97" style:font-style-asian="normal" style:font-weight-asian="normal" style:font-style-complex="normal" style:font-weight-complex="normal"/>
    </style:style>
    <style:style style:name="P94" style:family="paragraph" style:parent-style-name="Standard" style:list-style-name="L21">
      <style:text-properties style:font-name="Liberation Serif" fo:font-style="normal" fo:font-weight="normal" officeooo:rsid="004a5d97" officeooo:paragraph-rsid="004a5d97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style:font-name="Liberation Serif" fo:font-style="normal" fo:font-weight="normal" officeooo:rsid="00507060" officeooo:paragraph-rsid="00507060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beration Serif" fo:font-style="normal" fo:font-weight="normal" officeooo:rsid="0050c7e0" officeooo:paragraph-rsid="0050c7e0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erif" fo:font-style="normal" fo:font-weight="normal" officeooo:rsid="0052a696" officeooo:paragraph-rsid="0052a696" style:font-style-asian="normal" style:font-weight-asian="normal" style:font-style-complex="normal" style:font-weight-complex="normal"/>
    </style:style>
    <style:style style:name="P98" style:family="paragraph" style:parent-style-name="Standard" style:list-style-name="L27">
      <style:text-properties style:font-name="Liberation Serif" fo:font-style="normal" fo:font-weight="bold" officeooo:rsid="005b7bfd" officeooo:paragraph-rsid="005b7bfd" style:font-style-asian="normal" style:font-weight-asian="bold" style:font-style-complex="normal" style:font-weight-complex="bold"/>
    </style:style>
    <style:style style:name="P99" style:family="paragraph" style:parent-style-name="Standard">
      <style:text-properties style:font-name="Liberation Serif" fo:font-style="normal" fo:font-weight="bold" officeooo:rsid="005b7bfd" officeooo:paragraph-rsid="005b7bfd" style:font-style-asian="normal" style:font-weight-asian="bold" style:font-style-complex="normal" style:font-weight-complex="bold"/>
    </style:style>
    <style:style style:name="P100" style:family="paragraph" style:parent-style-name="Standard">
      <style:text-properties style:font-name="Liberation Serif" fo:font-style="normal" fo:font-weight="bold" officeooo:rsid="005d74a2" officeooo:paragraph-rsid="005d74a2" style:font-style-asian="normal" style:font-weight-asian="bold" style:font-style-complex="normal" style:font-weight-complex="bold"/>
    </style:style>
    <style:style style:name="P101" style:family="paragraph" style:parent-style-name="Standard" style:list-style-name="L28">
      <style:text-properties style:font-name="Liberation Serif" fo:font-style="normal" fo:font-weight="bold" officeooo:rsid="0060339c" officeooo:paragraph-rsid="0060339c" style:font-style-asian="normal" style:font-weight-asian="bold" style:font-style-complex="normal" style:font-weight-complex="bold"/>
    </style:style>
    <style:style style:name="P102" style:family="paragraph" style:parent-style-name="Standard">
      <style:text-properties style:font-name="Liberation Serif" fo:font-style="normal" fo:font-weight="bold" officeooo:rsid="0060339c" officeooo:paragraph-rsid="0060339c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bold" officeooo:rsid="0059e783" officeooo:paragraph-rsid="0059e783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bold" officeooo:rsid="005e3806" officeooo:paragraph-rsid="005e3806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margin-left="0in" fo:margin-right="0in" fo:text-indent="0in" style:auto-text-indent="false"/>
      <style:text-properties style:font-name="Courier New" fo:font-style="normal" fo:font-weight="bold" officeooo:rsid="005e3806" officeooo:paragraph-rsid="005e3806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bold" officeooo:rsid="005b7bfd" officeooo:paragraph-rsid="005b7bfd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bold" officeooo:rsid="0060339c" officeooo:paragraph-rsid="0060339c" style:font-style-asian="normal" style:font-weight-asian="bold" style:font-style-complex="normal" style:font-weight-complex="bold"/>
    </style:style>
    <style:style style:name="P108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3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58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b75" officeooo:paragraph-rsid="00358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dbc4" officeooo:paragraph-rsid="0036db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dbc4" officeooo:paragraph-rsid="0036db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9a6" officeooo:paragraph-rsid="0037d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9a6" officeooo:paragraph-rsid="0037d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b245" officeooo:paragraph-rsid="0038b2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1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c929" officeooo:paragraph-rsid="0039c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1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bc9c" officeooo:paragraph-rsid="003eb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9bc8" officeooo:paragraph-rsid="00589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2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9bc8" officeooo:paragraph-rsid="00589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8270" style:font-weight-asian="bold" style:font-weight-complex="bold"/>
    </style:style>
    <style:style style:name="T3" style:family="text">
      <style:text-properties fo:font-weight="bold" officeooo:rsid="00358b7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8270" style:font-weight-asian="normal" style:font-weight-complex="normal"/>
    </style:style>
    <style:style style:name="T6" style:family="text">
      <style:text-properties fo:font-weight="normal" officeooo:rsid="002087b5" style:font-weight-asian="normal" style:font-weight-complex="normal"/>
    </style:style>
    <style:style style:name="T7" style:family="text">
      <style:text-properties fo:font-weight="normal" officeooo:rsid="002e04bf" style:font-weight-asian="normal" style:font-weight-complex="normal"/>
    </style:style>
    <style:style style:name="T8" style:family="text">
      <style:text-properties fo:font-weight="normal" officeooo:rsid="002f2f3a" style:font-weight-asian="normal" style:font-weight-complex="normal"/>
    </style:style>
    <style:style style:name="T9" style:family="text">
      <style:text-properties fo:font-weight="normal" officeooo:rsid="003cc7a5" style:font-weight-asian="normal" style:font-weight-complex="normal"/>
    </style:style>
    <style:style style:name="T10" style:family="text">
      <style:text-properties fo:font-weight="normal" officeooo:rsid="004eb71f" style:font-weight-asian="normal" style:font-weight-complex="normal"/>
    </style:style>
    <style:style style:name="T11" style:family="text">
      <style:text-properties fo:color="#ff000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7783c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358b75"/>
    </style:style>
    <style:style style:name="T19" style:family="text">
      <style:text-properties officeooo:rsid="003cc7a5"/>
    </style:style>
    <style:style style:name="T20" style:family="text">
      <style:text-properties fo:color="#ed1c24"/>
    </style:style>
    <style:style style:name="T21" style:family="text">
      <style:text-properties fo:color="#ed1c24" fo:font-weight="bold" style:font-weight-asian="bold" style:font-weight-complex="bold"/>
    </style:style>
    <style:style style:name="T22" style:family="text">
      <style:text-properties officeooo:rsid="0050c7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 <text:span text:style-name="T1">alteração de alíquotas </text:span><text:span text:style-name="T4">do II </text:span><text:span text:style-name="T6">e do IE </text:span><text:span text:style-name="T4">compete à </text:span><text:span text:style-name="T1">CAMEX</text:span><text:span text:style-name="T4">, </text:span><text:span text:style-name="T5">mediante </text:span><text:span text:style-name="T2">resolução</text:span><text:span text:style-name="T5">.</text:span></text:p>
      <text:p text:style-name="P11"/>
      <text:p text:style-name="P2">Atenção!<text:span text:style-name="T4"> Se uma questão disser que a CAMEX fixa a alíquota dos </text:span>tributos<text:span text:style-name="T4"> incidentes sobre o comércio exterior, ela estará </text:span><text:span text:style-name="T11">errada</text:span><text:span text:style-name="T4">, pois sobre o comércio exterior incidem vários outros tributos além do II e do IE.</text:span></text:p>
      <text:p text:style-name="P12"/>
      <text:p text:style-name="P3">Mercadoria<text:span text:style-name="T4"> é todo</text:span><text:span text:style-name="T16"> bem suscetível de um </text:span><text:span text:style-name="T14">destino aduaneiro</text:span><text:span text:style-name="T16">:</text:span></text:p>
      <text:list xml:id="list2981695878" text:style-name="L1">
        <text:list-item>
          <text:p text:style-name="P61">admissão em regime aduaneiro especial;</text:p>
        </text:list-item>
        <text:list-item>
          <text:p text:style-name="P61">retorno ao exterior;</text:p>
        </text:list-item>
        <text:list-item>
          <text:p text:style-name="P61">abandono; ou</text:p>
        </text:list-item>
        <text:list-item>
          <text:p text:style-name="P61">destruição.</text:p>
        </text:list-item>
      </text:list>
      <text:p text:style-name="P22"/>
      <text:p text:style-name="P5"><text:span text:style-name="T14">Na </text:span><text:span text:style-name="T17">CF</text:span><text:span text:style-name="T14"> → II e IE → </text:span><text:span text:style-name="T17">produto</text:span></text:p>
      <text:p text:style-name="P5"><text:span text:style-name="T14">No </text:span><text:span text:style-name="T17">RA</text:span><text:span text:style-name="T14"> → II e IE → </text:span><text:span text:style-name="T17">mercadoria</text:span></text:p>
      <text:p text:style-name="P23"/>
      <text:p text:style-name="P6"><text:span text:style-name="T14">Apesar disso, conclui-se, por análise sistemática da legislação, que o II e o IE incidem sobre </text:span><text:span text:style-name="T17">bens</text:span><text:span text:style-name="T14">.</text:span></text:p>
      <text:p text:style-name="P24"/>
      <text:p text:style-name="P7"><text:span text:style-name="T14">Na prova, considerar a </text:span><text:span text:style-name="T17">literalidade</text:span><text:span text:style-name="T14"> da CF e do RA como </text:span><text:span text:style-name="T17">correta</text:span><text:span text:style-name="T14">.</text:span></text:p>
      <text:p text:style-name="P7"><text:span text:style-name="T14">Se a questão adentrar </text:span><text:span text:style-name="T17">doutrina</text:span><text:span text:style-name="T14">, pode-se considerar como </text:span><text:span text:style-name="T17">correta</text:span><text:span text:style-name="T14"> se for citado o termo </text:span><text:span text:style-name="T17">bens</text:span><text:span text:style-name="T14">.</text:span></text:p>
      <text:p text:style-name="P25"/>
      <text:p text:style-name="P8"><text:span text:style-name="T14">Produto </text:span><text:span text:style-name="T17">nacional</text:span><text:span text:style-name="T14"> → fabricado no Brasil ou transformado substancialmente no Brasil.</text:span></text:p>
      <text:p text:style-name="P8"><text:span text:style-name="T14">Produto </text:span><text:span text:style-name="T17">estrangeiro</text:span><text:span text:style-name="T14"> → </text:span><text:span text:style-name="T15">originário do exterior, observadas as regras de origem.</text:span></text:p>
      <text:p text:style-name="P9"><text:span text:style-name="T14">Produto </text:span><text:span text:style-name="T17">nacionalizado</text:span><text:span text:style-name="T14"> → estrangeiro importado com ânimo de definitividade.</text:span></text:p>
      <text:p text:style-name="P9"><text:span text:style-name="T14">Produto </text:span><text:span text:style-name="T17">desnacionalizado</text:span><text:span text:style-name="T14"> → nacional/nacionalizado exportado com ânimo de definitividade.</text:span></text:p>
      <text:p text:style-name="P26"/>
      <text:p text:style-name="P10"><text:span text:style-name="T14">A </text:span><text:span text:style-name="T17">reimportação</text:span><text:span text:style-name="T14"> é o retorno de uma exportação </text:span><text:span text:style-name="T17">temporária</text:span><text:span text:style-name="T14">.</text:span></text:p>
      <text:p text:style-name="P27"/>
      <text:p text:style-name="P4"><text:span text:style-name="T14">BC</text:span><text:span text:style-name="T16">:</text:span></text:p>
      <text:list xml:id="list1306732301" text:style-name="L2">
        <text:list-item>
          <text:p text:style-name="P64">alíquota <text:span text:style-name="T12">ad valorem</text:span><text:span text:style-name="T13"> → </text:span><text:span text:style-name="T4">valor aduaneiro, apurado segundo Artigo VII do GATT;</text:span></text:p>
        </text:list-item>
        <text:list-item>
          <text:p text:style-name="P64">alíquota específica<text:span text:style-name="T4"> → quantidade de mercadoria expressa na unidade de medida estabelecida.</text:span></text:p>
        </text:list-item>
      </text:list>
      <text:p text:style-name="P28"/>
      <text:p text:style-name="P13"><text:span text:style-name="T4">A alíquota aplicável é aquela que </text:span>estiver em vigor na data da ocorrência do FG<text:span text:style-name="T4">.</text:span></text:p>
      <text:list xml:id="list991925684" text:style-name="L3">
        <text:list-item>
          <text:p text:style-name="P65"><text:span text:style-name="T4">RA → valores expressos em moeda estrangeira devem ser convertidos em moeda nacional à </text:span>taxa de câmbio vigente na data em que se considerar ocorrido o FG<text:span text:style-name="T4">;</text:span></text:p>
        </text:list-item>
        <text:list-item>
          <text:p text:style-name="P65"><text:span text:style-name="T4">Decisão CMC 13/2007 → a taxa de câmbio passou a ser a taxa diária estabelecida pelo BACEN ou autoridade monetária central de cada Estado Parte, tomando-se a </text:span>taxa vigente no fechamento do dia anterior ao da data da numeração do despacho de importação<text:span text:style-name="T4">.</text:span></text:p>
        </text:list-item>
      </text:list>
      <text:p text:style-name="P29"/>
      <text:p text:style-name="P14"><text:span text:style-name="T4">O </text:span>II<text:span text:style-name="T4"> é pago na </text:span>data do registro da DI<text:span text:style-name="T4">. </text:span><text:span text:style-name="T7">O Ministro da Fazenda poderá fixar outros momentos para o pagamento do imposto.</text:span></text:p>
      <text:p text:style-name="P30"/>
      <text:p text:style-name="P15"><text:span text:style-name="T4">O </text:span>depósito para garantia<text:span text:style-name="T4"> de qualquer natureza será feito na </text:span>CEF<text:span text:style-name="T4">, </text:span><text:span text:style-name="T8">na forma da legislação específica.</text:span></text:p>
      <text:p text:style-name="P31"/>
      <text:p text:style-name="P16"><text:span text:style-name="T8">C</text:span><text:span text:style-name="T4">onsiderar </text:span>corretas<text:span text:style-name="T4"> as seguintes assertivas:</text:span></text:p>
      <text:list xml:id="list553040780" text:style-name="L4">
        <text:list-item>
          <text:p text:style-name="P62">o FG do II é a entrada de mercadoria estrangeira no território aduaneiro (nacional);</text:p>
        </text:list-item>
        <text:list-item>
          <text:p text:style-name="P62">o FG do II considera-se ocorrido na data do registro da DI.</text:p>
        </text:list-item>
      </text:list>
      <text:p text:style-name="P32"/>
      <text:p text:style-name="P17"><text:soft-page-break/><text:span text:style-name="T4">Nas situações em que não se faz o registro da DI, considera-se ocorrido o FG do II </text:span>no dia do lançamento do CT<text:span text:style-name="T4">. Essas situações são:</text:span></text:p>
      <text:list xml:id="list1155005840" text:style-name="L5">
        <text:list-item>
          <text:p text:style-name="P66"><text:span text:style-name="T4">remessa postal internacional </text:span>não<text:span text:style-name="T4"> sujeitos ao regime de importação comum;</text:span></text:p>
        </text:list-item>
        <text:list-item>
          <text:p text:style-name="P63">bagagens, acompanhadas ou desacompanhadas;</text:p>
        </text:list-item>
        <text:list-item>
          <text:p text:style-name="P63">extravio de mercadoria constante em manifesto de carga verificado pela autoridade aduaneira;</text:p>
        </text:list-item>
        <text:list-item>
          <text:p text:style-name="P63">mercadoria estrangeira que não haja sido objeto de DI, quando for consumida ou revendida, ou não seja localizada.</text:p>
        </text:list-item>
      </text:list>
      <text:p text:style-name="P33"/>
      <text:p text:style-name="P18"><text:span text:style-name="T4">Considera-se ocorrido o FG do II </text:span>na data do vencimento do prazo de permanência da mercadoria em recinto alfandegado<text:span text:style-name="T4">, se iniciado o respectivo despacho aduaneiro </text:span>antes<text:span text:style-name="T4"> de aplicada a pena de perdimento da mercadoria.</text:span></text:p>
      <text:p text:style-name="P34"/>
      <text:p text:style-name="P18"><text:span text:style-name="T4">Considera-se ocorrido o FG do II </text:span>na data do registro da declaração de admissão temporária para utilização econômica<text:span text:style-name="T4">.</text:span></text:p>
      <text:p text:style-name="P34"/>
      <text:p text:style-name="P19"><text:span text:style-name="T4">Considera-se ocorrido o FG do II </text:span>na data do registro da DI<text:span text:style-name="T4">, quando a mercadoria é despachada para consumo (importada a título definitivo).</text:span></text:p>
      <text:p text:style-name="P35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46"><text:span text:style-name="T1">Regime de tributação simplificada</text:span>:</text:p>
            <text:list xml:id="list3477422832" text:style-name="L6">
              <text:list-item>
                <text:p text:style-name="P108">importações de bens pelos correios, cias aéreas, <text:span text:style-name="T12">courier</text:span>, presentes recebidos do exterior e compras pela Internet;</text:p>
              </text:list-item>
              <text:list-item>
                <text:p text:style-name="P108">valor máximo: US$ 3.000,00;</text:p>
              </text:list-item>
              <text:list-item>
                <text:p text:style-name="P108">alíquota do II: 60%;</text:p>
              </text:list-item>
              <text:list-item>
                <text:p text:style-name="P108">remessas de até US$ 50,00 estão isentas, desde que seja por serviço postal e remetente e destinatários sejam PF;</text:p>
              </text:list-item>
              <text:list-item>
                <text:p text:style-name="P109">bebidas alcoólicas, fumo e tabacos <text:span text:style-name="T1">não</text:span> se sujeitam à tributação simplificada;</text:p>
              </text:list-item>
              <text:list-item>
                <text:p text:style-name="P109"><text:span text:style-name="T3">não</text:span><text:span text:style-name="T18"> há o registro da DI</text:span>.</text:p>
              </text:list-item>
            </text:list>
            <text:p text:style-name="P46"/>
            <text:p text:style-name="P52">Regime de tributação comum<text:span text:style-name="T4">:</text:span></text:p>
            <text:list xml:id="list648488475" text:style-name="L7">
              <text:list-item>
                <text:p text:style-name="P110">para valores superiores a US$ 3.000,00;</text:p>
              </text:list-item>
              <text:list-item>
                <text:p text:style-name="P110">para bebidas alcoólicas, fumo e tabaco;</text:p>
              </text:list-item>
              <text:list-item>
                <text:p text:style-name="P110">obrigatório o registro da DI.</text:p>
              </text:list-item>
            </text:list>
          </table:table-cell>
        </table:table-row>
      </table:table>
      <text:p text:style-name="P35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53">Bagagem acompanhada<text:span text:style-name="T4">:</text:span></text:p>
            <text:list xml:id="list2289431495" text:style-name="L8">
              <text:list-item>
                <text:p text:style-name="P111">bens que o viajante traz consigo no mesmo meio de transporte em que realiza a viagem;</text:p>
              </text:list-item>
              <text:list-item>
                <text:p text:style-name="P111">não estão amparadas por conhecimento de embarque ou documento equivalente.</text:p>
              </text:list-item>
            </text:list>
            <text:p text:style-name="P49"/>
            <text:p text:style-name="P53">Bagagem desacompanhada<text:span text:style-name="T4">:</text:span></text:p>
            <text:list xml:id="list2233300137" text:style-name="L9">
              <text:list-item>
                <text:p text:style-name="P112">bens que chegam ao país ou vão ao exterior em decorrência da viagem do indivíduo;</text:p>
              </text:list-item>
              <text:list-item>
                <text:p text:style-name="P112">estão amparados por conhecimento de carga.</text:p>
              </text:list-item>
            </text:list>
          </table:table-cell>
        </table:table-row>
      </table:table>
      <text:p text:style-name="P35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54">4 tratamentos possíveis aos bens trazidos ao país por viajantes<text:span text:style-name="T4">:</text:span></text:p>
            <text:p text:style-name="P50"/>
            <text:p text:style-name="P54"><text:span text:style-name="T4">1) </text:span>Isenção<text:span text:style-name="T4">:</text:span></text:p>
            <text:list xml:id="list3404772897" text:style-name="L10">
              <text:list-item>
                <text:p text:style-name="P113">livros, folhetos e periódicos;</text:p>
              </text:list-item>
              <text:list-item>
                <text:p text:style-name="P113">bens de uso ou consumo pessoal;</text:p>
              </text:list-item>
              <text:list-item>
                <text:p text:style-name="P113">outros bens, observado os limites:</text:p>
                <text:list>
                  <text:list-item>
                    <text:p text:style-name="P113">ingresso por via marítima ou aérea → US$ 500,00;</text:p>
                  </text:list-item>
                  <text:list-item>
                    <text:p text:style-name="P113"><text:soft-page-break/>ingresso por via terrestre, fluvial ou lacustre → US$ 300,00.</text:p>
                  </text:list-item>
                </text:list>
              </text:list-item>
            </text:list>
            <text:p text:style-name="P50"/>
            <text:p text:style-name="P54"><text:span text:style-name="T4">2)</text:span> Regime de tributação especial<text:span text:style-name="T4">:</text:span></text:p>
            <text:list xml:id="list3412923669" text:style-name="L11">
              <text:list-item>
                <text:p text:style-name="P120"><text:span text:style-name="T4">aplicável aos bens que se enquadrem no conceito de </text:span>bagagem<text:span text:style-name="T4">;</text:span></text:p>
              </text:list-item>
              <text:list-item>
                <text:p text:style-name="P114">incidência apenas do II com alíquota de 50% sobre o que exceder o limite;</text:p>
              </text:list-item>
              <text:list-item>
                <text:p text:style-name="P114">não há registro da DI – o FG ocorre no lançamento.</text:p>
              </text:list-item>
            </text:list>
            <text:p text:style-name="P50"/>
            <text:p text:style-name="P54"><text:span text:style-name="T4">3) </text:span>Regime de importação comum<text:span text:style-name="T4">:</text:span></text:p>
            <text:list xml:id="list2336913963" text:style-name="L12">
              <text:list-item>
                <text:p text:style-name="P121"><text:span text:style-name="T4">para bens que </text:span>não<text:span text:style-name="T4"> se enquadrem no conceito de bagagem;</text:span></text:p>
              </text:list-item>
              <text:list-item>
                <text:p text:style-name="P115">o II incide com a alíquota prevista na TEC;</text:p>
              </text:list-item>
              <text:list-item>
                <text:p text:style-name="P115">há registro da DI, logo é quando se considera ocorrido o FG.</text:p>
              </text:list-item>
            </text:list>
            <text:p text:style-name="P51"/>
            <text:p text:style-name="P55"><text:span text:style-name="T4">4) </text:span>Perdimento<text:span text:style-name="T4">:</text:span></text:p>
            <text:list xml:id="list1707223104" text:style-name="L13">
              <text:list-item>
                <text:p text:style-name="P116">aplicável aos bens que não podem ser trazidos ao País.</text:p>
              </text:list-item>
            </text:list>
          </table:table-cell>
        </table:table-row>
      </table:table>
      <text:p text:style-name="P35"/>
      <text:p text:style-name="P20"><text:span text:style-name="T4">Se o extravio de </text:span>mercadorias a granel<text:span text:style-name="T4"> for </text:span>superior a 1%<text:span text:style-name="T4">, o II será exigido em relação à </text:span>integralidade das mercadorias estraviadas<text:span text:style-name="T4">. Quem pagará o II será o </text:span>responsável<text:span text:style-name="T4"> (transportador ou depositário), e não o importador. Ao contrário, por já ter feito o recolhimento do II no momento do registro da DI, o </text:span>importador fará jus à restituição<text:span text:style-name="T4"> dos valores relativos a esse imposto.</text:span></text:p>
      <text:p text:style-name="P36"/>
      <text:p text:style-name="P21">Avaria de mercadoria<text:span text:style-name="T4"> → redução do montante tributável → importador fará jus à restituição do valor que foi pago a maior (montante relativo ao prejuízo) → RFB cobrará do </text:span>responsável<text:span text:style-name="T4"> (transportador ou depositário) o II incidente sobre o valor do prejuízo →</text:span><text:span text:style-name="T9"> autoridade aduaneira lavra auto de infração → FG considera-se ocorrido </text:span><text:span text:style-name="T19">no momento do lançamento do CT</text:span><text:span text:style-name="T9">.</text:span></text:p>
      <text:p text:style-name="P37"/>
      <table:table table:name="Table4" table:style-name="Table4" table:template-name="Default Style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56">Abandono <text:span text:style-name="T4">de mercadorias que permanecerem em recinto alfandegado sem que seu despacho de importação seja iniciado:</text:span></text:p>
          </table:table-cell>
          <table:covered-table-cell/>
        </table:table-row>
        <table:table-row>
          <table:table-cell table:style-name="Table4.A2" office:value-type="string">
            <text:p text:style-name="P57">90 dias</text:p>
          </table:table-cell>
          <table:table-cell table:style-name="Table4.B2" office:value-type="string">
            <text:p text:style-name="P47">Da sua descarga;</text:p>
            <text:p text:style-name="P47">Do recebimento do aviso de chegada da RPI por importação <text:span text:style-name="T1">comum</text:span>.</text:p>
          </table:table-cell>
        </table:table-row>
        <table:table-row>
          <table:table-cell table:style-name="Table4.A2" office:value-type="string">
            <text:p text:style-name="P57">60 dias</text:p>
          </table:table-cell>
          <table:table-cell table:style-name="Table4.B2" office:value-type="string">
            <text:p text:style-name="P48">Da notificação do titular da RFB para que se promova o despacho da mercadoria.</text:p>
          </table:table-cell>
        </table:table-row>
        <table:table-row>
          <table:table-cell table:style-name="Table4.A2" office:value-type="string">
            <text:p text:style-name="P57">45 dias</text:p>
          </table:table-cell>
          <table:table-cell table:style-name="Table4.B2" office:value-type="string">
            <text:p text:style-name="P47">Após esgotar-se o prazo de sua permanência em regime de entreposto aduaneiro;</text:p>
            <text:p text:style-name="P47">Após esgotar-se o prazo de sua permanência em recinto alfandegado de zona secundária;</text:p>
            <text:list xml:id="list604698829" text:style-name="L14">
              <text:list-item>
                <text:p text:style-name="P117">esse prazo de permanência na zona secundária é de <text:span text:style-name="T1">75 dias</text:span>, contados da entrada da mercadoria no recinto.</text:p>
              </text:list-item>
            </text:list>
            <text:p text:style-name="P47">Da sua chegada ao País, trazida do exterior como bagagem, acompanhada ou não.</text:p>
          </table:table-cell>
        </table:table-row>
      </table:table>
      <text:p text:style-name="P37"/>
      <text:p text:style-name="P42"><text:span text:style-name="T9">R</text:span><text:span text:style-name="T4">A, Art. 74. </text:span>Não<text:span text:style-name="T4"> constitui FG do II a entrada no território aduaneiro:</text:span></text:p>
      <text:p text:style-name="P43">I – do pescado capturado fora das águas territoriais do País, por empresa localizada no seu território, desde que satisfeitas as exigências que regulam a atividade pesqueira; e</text:p>
      <text:p text:style-name="P43">II – de mercadoria à qual tenha sido aplicado o regime de exportação temporária, ainda que descumprido o regime.</text:p>
      <text:p text:style-name="P58"/>
      <text:p text:style-name="P44">RA, Art. 70. Considera-se estrangeira, para fins de incidência do imposto, a mercadoria nacional ou nacionalizada exportada, que retorne ao País, <text:span text:style-name="T1">salvo se</text:span>:</text:p>
      <text:p text:style-name="P44">I – enviada em consignação e não vendida no prazo autorizado;</text:p>
      <text:p text:style-name="P44"><text:soft-page-break/>II – devolvida por motivo de <text:span text:style-name="T1">defeito técnico</text:span>, para reparo ou para substituição;</text:p>
      <text:p text:style-name="P44">III – por motivo de <text:span text:style-name="T1">modificações na sistemática de importação</text:span> por parte do país importador;</text:p>
      <text:p text:style-name="P44">IV – por <text:span text:style-name="T1">motivo de guerra</text:span> ou de calamidade pública; ou</text:p>
      <text:p text:style-name="P44">V – por outros fatores alheios à vontade do exportador.</text:p>
      <text:p text:style-name="P44">Parágrafo único. Serão ainda <text:span text:style-name="T1">considerados estrangeiros</text:span>, para os fins previstos no caput, os equipamentos, as máquinas, os veículos, os aparelhos e os instrumentos, bem como as partes, as peças, os acessórios e os componentes, de fabricação nacional, <text:span text:style-name="T1">adquiridos no mercado interno pelas empresas nacionais de engenharia</text:span>, e exportados para a <text:span text:style-name="T1">execução de obras contratadas no exterior</text:span>, na hipótese de retornarem ao País.</text:p>
      <text:p text:style-name="P44"/>
      <text:p text:style-name="P45">Art. 71. O imposto <text:span text:style-name="T1">não incide</text:span> sobre:</text:p>
      <text:p text:style-name="P45">I – mercadoria estrangeira que, corretamente descrita nos documentos de transporte, chegar ao País por erro inequívoco ou comprovado de expedição, e que for redestinada ou devolvida para o exterior;</text:p>
      <text:p text:style-name="P45">II – mercadoria estrangeira idêntica, em igual quantidade e valor, e que se destine a reposição de outra anteriormente importada que se tenha revelado, após o desembaraço aduaneiro, defeituosa ou imprestável para o fim a que se destinava, desde que observada a regulamentação editada pelo MF;</text:p>
      <text:p text:style-name="P45">III – mercadoria estrangeira que tenha sido objeto da pena de perdimento, exceto na hipótese em que não seja localizada, tenha sido consumida ou revendida;</text:p>
      <text:p text:style-name="P45">IV – mercadoria estrangeira devolvida para o exterior antes do registro da DI, observada a regulamentação editada pelo MF;</text:p>
      <text:p text:style-name="P45">V – embarcações construídas no Brasil e transferidas por matriz de empresa brasileira de navegação para subsidiária integral no exterior, que retornem ao registro brasileiro, como propriedade da mesma empresa nacional de origem;</text:p>
      <text:p text:style-name="P45">VI – mercadoria estrangeira destruída, sob controle aduaneiro, sem ônus para a Fazenda Nacional, antes de desembaraçada; e</text:p>
      <text:p text:style-name="P45">VII – mercadoria estrangeira em trânsito aduaneiro de passagem, acidentalmente destruída.</text:p>
      <text:p text:style-name="P59"/>
      <text:p text:style-name="P60">Contribuintes<text:span text:style-name="T4">:</text:span></text:p>
      <text:list xml:id="list1955811025" text:style-name="L15">
        <text:list-item>
          <text:p text:style-name="P85">importador;</text:p>
        </text:list-item>
        <text:list-item>
          <text:p text:style-name="P85">destinatário de RPI;</text:p>
        </text:list-item>
        <text:list-item>
          <text:p text:style-name="P85">adquirente de mercadoria entrepostada.</text:p>
        </text:list-item>
      </text:list>
      <text:p text:style-name="P86"/>
      <text:p text:style-name="P39">Responsável<text:span text:style-name="T4">:</text:span></text:p>
      <text:list xml:id="list4277323868" text:style-name="L16">
        <text:list-item>
          <text:p text:style-name="P87">transportador, quando mercadoria procedente do exterior ou sob controle aduaneiro, inclusive em percurso interno;</text:p>
        </text:list-item>
        <text:list-item>
          <text:p text:style-name="P87">depositário;</text:p>
        </text:list-item>
        <text:list-item>
          <text:p text:style-name="P87">qualquer outra pessoa que a lei designar.</text:p>
        </text:list-item>
      </text:list>
      <text:p text:style-name="P86"/>
      <text:p text:style-name="P39">Resposável solidário<text:span text:style-name="T4">:</text:span></text:p>
      <text:list xml:id="list1220299387" text:style-name="L17">
        <text:list-item>
          <text:p text:style-name="P88">adquirente/cessionário de mercadoria isenta ou com redução do imposto;</text:p>
        </text:list-item>
        <text:list-item>
          <text:p text:style-name="P88"><text:soft-page-break/>representante, no País, do transportador estrangeiro;</text:p>
        </text:list-item>
        <text:list-item>
          <text:p text:style-name="P88">adquirente de mercadoria de procedência estrangeira, no caso de importação por sua conta e ordem, por intermédio de PJ importadora;</text:p>
        </text:list-item>
        <text:list-item>
          <text:p text:style-name="P88">encomendante predeterminado que adquire mercadoria de procedência estrangeira de PJ importadora;</text:p>
        </text:list-item>
        <text:list-item>
          <text:p text:style-name="P88">expedidor, operador de transporte multimodal ou qualquer subcontratado para a realização do transporte multimodal;</text:p>
        </text:list-item>
        <text:list-item>
          <text:p text:style-name="P88">beneficiário de regime aduaneiro suspensivo destinado à industrialização para exportação, no caso de admissão de mercadoria no regimem por outro beneficiario, mediante sua anuência, com vistas à execução de etapa da cadeia industrial do produto a ser exportado; e</text:p>
        </text:list-item>
        <text:list-item>
          <text:p text:style-name="P88">qualquer outra pessoa que a lei assim designar.</text:p>
        </text:list-item>
      </text:list>
      <text:p text:style-name="P86"/>
      <text:p text:style-name="P40">Mercadoria não identificada<text:span text:style-name="T4"> → extraviada ou consumida e com descrição genérica.</text:span></text:p>
      <text:list xml:id="list1918681305" text:style-name="L18">
        <text:list-item>
          <text:p text:style-name="P67"><text:span text:style-name="T4">Incidência de </text:span>alíquota única de 80%<text:span text:style-name="T4"> relativa ao II, IPI, PIS, Cofins e AFRMM;</text:span></text:p>
        </text:list-item>
        <text:list-item>
          <text:p text:style-name="P67"><text:span text:style-name="T4">BC será </text:span>arbitrada<text:span text:style-name="T4"> em valor equivalente à </text:span>mediana<text:span text:style-name="T4"> dos valores por KG de todas as mercadorias, pela mesma via de transporte internacional, constantes de declarações registradas no </text:span>semestre anterior<text:span text:style-name="T4">, incluídas as despesas de fretes e seguros internacionais;</text:span></text:p>
        </text:list-item>
        <text:list-item>
          <text:p text:style-name="P67"><text:span text:style-name="T4">na falta do peso, adotar-se-á o </text:span>peso líquido admitido na unidade de carga usada no seu transporte<text:span text:style-name="T4">.</text:span></text:p>
        </text:list-item>
      </text:list>
      <text:p text:style-name="P89"/>
      <text:p text:style-name="P40">Regime de Tributação Simplificada<text:span text:style-name="T4">:</text:span></text:p>
      <text:list xml:id="list1256997880" text:style-name="L19">
        <text:list-item>
          <text:p text:style-name="P90">para bens integrantes de RPI;</text:p>
        </text:list-item>
        <text:list-item>
          <text:p text:style-name="P90">permite a descrição genérica;</text:p>
        </text:list-item>
        <text:list-item>
          <text:p text:style-name="P90">aplicação de alíquotas diferenciadas do II → atualmente 60%;</text:p>
        </text:list-item>
        <text:list-item>
          <text:p text:style-name="P90">isentos: IPI, PIS, Cofins;</text:p>
        </text:list-item>
        <text:list-item>
          <text:p text:style-name="P90">até US$ 3.000,00;</text:p>
        </text:list-item>
        <text:list-item>
          <text:p text:style-name="P91">até US$ 50,00 → isentos do II, desde que remetente e destinatário sejam PF.</text:p>
        </text:list-item>
      </text:list>
      <text:p text:style-name="P92"/>
      <text:p text:style-name="P41">Regime de Tributação Especial<text:span text:style-name="T4">:</text:span></text:p>
      <text:list xml:id="list2217087403" text:style-name="L20">
        <text:list-item>
          <text:p text:style-name="P93">bagagem;</text:p>
        </text:list-item>
        <text:list-item>
          <text:p text:style-name="P93">exigência apenas do II → alíquota de 50% sobre o valor do bem que ultrapassar o valor da isenção;</text:p>
        </text:list-item>
        <text:list-item>
          <text:p text:style-name="P93">se via aérea ou marítima → até US$ 500,00 isentos;</text:p>
        </text:list-item>
        <text:list-item>
          <text:p text:style-name="P93">se via terrestre, fluvial ou lacustre → até US$ 300,00;</text:p>
        </text:list-item>
        <text:list-item>
          <text:p text:style-name="P93">aplica-se também aos bens adquiridos em lojas francas de chegada, no montante que exceder o limite de isenção → isenção de US$ 500,00 em lojas francas de chegada.</text:p>
        </text:list-item>
      </text:list>
      <text:p text:style-name="P92"/>
      <text:p text:style-name="P41">Regime de Tributação Unificada<text:span text:style-name="T4">:</text:span></text:p>
      <text:list xml:id="list4268233075" text:style-name="L21">
        <text:list-item>
          <text:p text:style-name="P94">mercadorias procedentes do Paraguai por via terrestre;</text:p>
        </text:list-item>
        <text:list-item>
          <text:p text:style-name="P94">pagamento unificado de: II, IPI, PIS, Cofins → alíquota única de 25% (7,88% II, 7,87% IPI, 7,6% Cofins, 1,65% PIS);</text:p>
        </text:list-item>
        <text:list-item>
          <text:p text:style-name="P68"><text:span text:style-name="T4">Poder Executivo é responsável por fixar o </text:span>limite máximo<text:span text:style-name="T4"> de valor para a importação de mercadorias por habilitado;</text:span></text:p>
          <text:list>
            <text:list-item>
              <text:p text:style-name="P94">R$ 18.000,00 → primeiro e segundo trimestres;</text:p>
            </text:list-item>
            <text:list-item>
              <text:p text:style-name="P94">R$ 37.000,00 → terceiro e quarto trimestres;</text:p>
            </text:list-item>
            <text:list-item>
              <text:p text:style-name="P94">R$ 110.000,00 → para o ano todo;</text:p>
            </text:list-item>
          </text:list>
        </text:list-item>
        <text:list-item>
          <text:p text:style-name="P68"><text:span text:style-name="T4">Poder Executivo pode fixar </text:span>limites quantitativos<text:span text:style-name="T4">;</text:span></text:p>
        </text:list-item>
        <text:list-item>
          <text:p text:style-name="P94">podem se habilitar: microempresas importadoras varejistas optantes pelo SIMPLES;</text:p>
        </text:list-item>
        <text:list-item>
          <text:p text:style-name="P68"><text:span text:style-name="T4">RTU poderá incluir o ICMS desde que o Estado/DF venha a aderir ao RTU mediante </text:span>convênio<text:span text:style-name="T4">;</text:span></text:p>
        </text:list-item>
        <text:list-item>
          <text:p text:style-name="P69"><text:soft-page-break/><text:span text:style-name="T4">o habilitado no RTU </text:span>não<text:span text:style-name="T4"> fará jus a qualquer benefício fiscal de isenção ou de redução dos impostos e contribuições incidentes, bem como de redução de alíquotas ou BC’s;</text:span></text:p>
        </text:list-item>
        <text:list-item>
          <text:p text:style-name="P70"><text:span text:style-name="T4">é </text:span>vedada<text:span text:style-name="T4"> a inclusão de quaisquer mercadorias que não sejam destinadas ao consumidor final.</text:span></text:p>
        </text:list-item>
      </text:list>
      <text:p text:style-name="P71"><text:span text:style-name="T4"/></text:p>
      <text:p text:style-name="P72"><text:span text:style-name="T4">O tratamento tributário decorrente de </text:span>ato internacional<text:span text:style-name="T4"> aplica-se </text:span>exclusivamente <text:span text:style-name="T4">à mercadoria originário do país beneficiário.</text:span></text:p>
      <text:p text:style-name="P72"><text:span text:style-name="T4"/></text:p>
      <text:p text:style-name="P72"><text:span text:style-name="T4">Condições para a </text:span>isenção de II<text:span text:style-name="T4">:</text:span></text:p>
      <text:list xml:id="list3849134561" text:style-name="L22">
        <text:list-item>
          <text:p text:style-name="P73"><text:span text:style-name="T4">mercadoria </text:span>sem<text:span text:style-name="T4"> similar nacional </text:span><text:span text:style-name="T10">e </text:span><text:span text:style-name="T4">transportada em navio de bandeira brasileira </text:span><text:span text:style-name="T10">(se vier de navio);</text:span></text:p>
        </text:list-item>
        <text:list-item>
          <text:p text:style-name="P74"><text:span text:style-name="T4">quitação de tributos e contribuições </text:span>federais<text:span text:style-name="T4">.</text:span></text:p>
        </text:list-item>
      </text:list>
      <text:p text:style-name="P75"><text:span text:style-name="T4"/></text:p>
      <text:p text:style-name="P95">A isenção poderá ser <text:span text:style-name="T1">requerida</text:span> na própria DI.</text:p>
      <text:p text:style-name="P95">Quem <text:span text:style-name="T1">reconhece</text:span> a isenção é a <text:span text:style-name="T1">autoridade aduaneira</text:span>.</text:p>
      <text:p text:style-name="P95">O reconhecimento <text:span text:style-name="T21">não</text:span><text:span text:style-name="T1"> gera direito adquirido</text:span>, <text:span text:style-name="T22">pode ser revogada de ofício se se constatar que o beneficiário não satisfazia ou deixou de satisfazer as condições para a concessão do benefício.</text:span></text:p>
      <text:p text:style-name="P95"/>
      <text:p text:style-name="P96">Na transferência de propriedade ou na cessão de uso de bens objeto de <text:span text:style-name="T1">isenção ou redução</text:span>, o imposto será <text:span text:style-name="T1">reduzido proporcionalmente à depreciação do valor dos bens em função do tempo decorrido</text:span>, contado da <text:span text:style-name="T21">data do registro da DI</text:span>.</text:p>
      <text:p text:style-name="P96"/>
      <text:p text:style-name="P97">Importações de missões diplomáticas e OI’s → <text:span text:style-name="T1">3 anos</text:span> da data de registro da DI permite que a transferência ou cessão ocorra sem recolhimento tributário prévio.</text:p>
      <text:p text:style-name="P97">Todas as demais importações → <text:span text:style-name="T1">5 anos</text:span> da data de registro da DI permite que a transferência ou cessão ocorra sem recolhimento tributário prévio.</text:p>
      <text:p text:style-name="P97"/>
      <text:p text:style-name="P76">Isenções subjetivas<text:span text:style-name="T4">: importações realizadas por:</text:span></text:p>
      <text:list xml:id="list968187577" text:style-name="L23">
        <text:list-item>
          <text:p text:style-name="P77"><text:span text:style-name="T4">U, E, DF, M e respectivas autarquias;</text:span></text:p>
        </text:list-item>
        <text:list-item>
          <text:p text:style-name="P77"><text:span text:style-name="T4">partidos políticos;</text:span></text:p>
        </text:list-item>
        <text:list-item>
          <text:p text:style-name="P77"><text:span text:style-name="T4">instituições de educação ou assistência social;</text:span></text:p>
        </text:list-item>
        <text:list-item>
          <text:p text:style-name="P77"><text:span text:style-name="T4">missões diplomáticas e repartições consulares permanentes (e seus integrantes);</text:span></text:p>
        </text:list-item>
        <text:list-item>
          <text:p text:style-name="P77"><text:span text:style-name="T4">representações de OI’s permanentes (e seus integrantes);</text:span></text:p>
        </text:list-item>
        <text:list-item>
          <text:p text:style-name="P77"><text:span text:style-name="T4">instituições científicas e tecnológicas, e cientistas e pesquisadores.</text:span></text:p>
        </text:list-item>
      </text:list>
      <text:p text:style-name="P76"><text:span text:style-name="T4"/></text:p>
      <text:p text:style-name="P78"><text:span text:style-name="T4">A isenção ou redução do II, quando </text:span>vinculada à destinação dos bens<text:span text:style-name="T4"> (</text:span><text:span text:style-name="T20">isenção objetiva</text:span><text:span text:style-name="T4">), ficará condicionada à </text:span>comprovação posterior do seu efetivo emprego nas finalidades que motivaram a concessão<text:span text:style-name="T4">. Se não ficar comprovado, o II incidirá retroativamente à data de registro da DI.</text:span></text:p>
      <text:p text:style-name="P78"><text:span text:style-name="T4"/></text:p>
      <text:p text:style-name="P78"><text:span text:style-name="T20">Ex-Tarifários</text:span><text:span text:style-name="T4">:</text:span></text:p>
      <text:list xml:id="list2360415926" text:style-name="L24">
        <text:list-item>
          <text:p text:style-name="P79">redução<text:span text:style-name="T4"> </text:span>objetiva<text:span text:style-name="T4"> do II que beneficia unicamente </text:span>bens de capital<text:span text:style-name="T4"> e </text:span>bens de informática e telecom<text:span text:style-name="T4"> que </text:span>não possuam similar nacional<text:span text:style-name="T4">;</text:span></text:p>
        </text:list-item>
        <text:list-item>
          <text:p text:style-name="P80"><text:span text:style-name="T4">o </text:span>exame de similaridade<text:span text:style-name="T4"> somente é realizado </text:span>antes<text:span text:style-name="T4"> da concessão do ex-tarifário – uma vez concedido o ex-tarifário, não será necessário novos exames de similaridade durante sua vigência;</text:span></text:p>
        </text:list-item>
        <text:list-item>
          <text:p text:style-name="P80"><text:span text:style-name="T4">uma vez concedido, o ex-tarifário terá vigência por </text:span>2 anos<text:span text:style-name="T4">.</text:span></text:p>
        </text:list-item>
      </text:list>
      <text:p text:style-name="P81"><text:span text:style-name="T4"/></text:p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118">1) Se questão cobrar <text:span text:style-name="T1">literalidade</text:span> do RA:</text:p>
            <text:list xml:id="list878770883" text:style-name="L25">
              <text:list-item>
                <text:p text:style-name="P119">só há uma <text:span text:style-name="T1">imunidade</text:span> do II: livros, jornais e periódicos;</text:p>
              </text:list-item>
              <text:list-item>
                <text:p text:style-name="P119">todas as demais imunidades são consideradas <text:span text:style-name="T1">“isenções”</text:span>.</text:p>
              </text:list-item>
            </text:list>
            <text:p text:style-name="P118"><text:soft-page-break/></text:p>
            <text:p text:style-name="P118">2) Se questão cobrar <text:span text:style-name="T1">jurisprudência ou doutrina</text:span>: considerar as imunidades realmente como imunidades (conhecimento básico de Direito Tributário sobre o que são imunidades).</text:p>
          </table:table-cell>
        </table:table-row>
      </table:table>
      <text:p text:style-name="P81"><text:span text:style-name="T4"/></text:p>
      <text:p text:style-name="P82">Exame de similaridade<text:span text:style-name="T4">:</text:span></text:p>
      <text:list xml:id="list2687108252" text:style-name="L26">
        <text:list-item>
          <text:p text:style-name="P83"><text:span text:style-name="T4">competência da SECEX;</text:span></text:p>
        </text:list-item>
        <text:list-item>
          <text:p text:style-name="P83"><text:span text:style-name="T4">considera 3 requisitos: preço, prazo e qualidade (especificações técnicas);</text:span></text:p>
          <text:list>
            <text:list-item>
              <text:p text:style-name="P83">preço<text:span text:style-name="T4"> → não superior ao custo de importação (considera CIF);</text:span></text:p>
            </text:list-item>
            <text:list-item>
              <text:p text:style-name="P83">prazo<text:span text:style-name="T4"> → prazo de entrega norma ou corrente para o mesmo tipo de mercadoria;</text:span></text:p>
            </text:list-item>
            <text:list-item>
              <text:p text:style-name="P83">qualidade<text:span text:style-name="T4"> → qualidade equivalente e especificações adequadas ao fim a que se destine.</text:span></text:p>
            </text:list-item>
          </text:list>
        </text:list-item>
      </text:list>
      <text:p text:style-name="P82"><text:span text:style-name="T4"/></text:p>
      <text:p text:style-name="P84">Hipóteses de restituição<text:span text:style-name="T4">:</text:span></text:p>
      <text:p text:style-name="P103"><text:span text:style-name="T4">RA, Art. 110. Caberá restituição </text:span>total ou parcial<text:span text:style-name="T4"> do imposto pago indevidamente, nos seguintes casos:</text:span></text:p>
      <text:p text:style-name="P103"><text:span text:style-name="T4">I – diferença, verificada em ato de fiscalização aduaneira, decorrente de erro</text:span></text:p>
      <text:p text:style-name="P103"><text:span text:style-name="T4">a) de cálculo;</text:span></text:p>
      <text:p text:style-name="P103"><text:span text:style-name="T4">b) na aplicação de alíquota; e</text:span></text:p>
      <text:p text:style-name="P103"><text:span text:style-name="T4">c) nas declarações quanto ao valor aduaneiro ou à quantidade de mercadoria;</text:span></text:p>
      <text:p text:style-name="P103"><text:span text:style-name="T4">II – verificação de extravio ou de avaria;</text:span></text:p>
      <text:p text:style-name="P103"><text:span text:style-name="T4">III – verificação de que o contribuinte, à época do FG, era beneficiário de isenção ou redução concedida em caráter geral, ou já havia preenchido as condições e os requisitos exigíveis para concessão de isenção ou de redução de caráter especial; e</text:span></text:p>
      <text:p text:style-name="P103"><text:span text:style-name="T4">IV – reforma, anulação, revogação ou rescisão de decisão condenatória.</text:span></text:p>
      <text:p text:style-name="P106"><text:span text:style-name="T4"/></text:p>
      <text:p text:style-name="P106"><text:span text:style-name="T4">Quanto ao inciso II, a RFB </text:span>cobrará<text:span text:style-name="T4"> o imposto do </text:span>responsável<text:span text:style-name="T4">, e </text:span>restituirá<text:span text:style-name="T4"> o </text:span>importador<text:span text:style-name="T4">.</text:span></text:p>
      <text:list xml:id="list4293799199" text:style-name="L27">
        <text:list-item>
          <text:p text:style-name="P98"><text:span text:style-name="T4">Extravio → importador restituirá </text:span>totalmente<text:span text:style-name="T4"> o imposto pago;</text:span></text:p>
        </text:list-item>
        <text:list-item>
          <text:p text:style-name="P98"><text:span text:style-name="T4">Avaria → importador restituirá </text:span>parcialmente<text:span text:style-name="T4">, na proporção da avaria.</text:span></text:p>
        </text:list-item>
      </text:list>
      <text:p text:style-name="P99"><text:span text:style-name="T4"/></text:p>
      <text:p text:style-name="P100"><text:span text:style-name="T4">O </text:span>protesto do importador<text:span text:style-name="T4">, quanto a </text:span><text:span text:style-name="T13">erro sobre quantidade ou qualidade de mercadoria</text:span><text:span text:style-name="T4">, ou quando ocorrer </text:span><text:span text:style-name="T13">avaria</text:span><text:span text:style-name="T4">, deverá ser apresentado </text:span>antes da saída desta do recinto alfandegado<text:span text:style-name="T4">, salvo quando, a critério da autoridade aduaneira, houver inequívoca demonstração do alegado.</text:span></text:p>
      <text:p text:style-name="P100"><text:span text:style-name="T4"/></text:p>
      <text:p text:style-name="P104"><text:span text:style-name="T4">RA, Art. 110, <text:s/>§2º Caberá, ainda, restituição do imposto pago, relativamente ao período em que o </text:span>regime de admissão temporária para utilização econômica<text:span text:style-name="T4"> houver sido concedido e não gozado, em razão do retorno antecipado dos bens.</text:span></text:p>
      <text:p text:style-name="P105"><text:span text:style-name="T4"/></text:p>
      <text:p text:style-name="P107"><text:span text:style-name="T4">A restituição total ou parcial o II acarreta a restituição, na mesma proporção, </text:span>dos juros de mora e das penalidade pecuniárias<text:span text:style-name="T4">, desde que estas tenham sido calculadas </text:span>com base no imposto anteriormente pago<text:span text:style-name="T4">.</text:span></text:p>
      <text:list xml:id="list2790240618" text:style-name="L28">
        <text:list-item>
          <text:p text:style-name="P101">Atenção!<text:span text:style-name="T4"> O RA </text:span>não<text:span text:style-name="T4"> se refere, nesse caso, às multas por infração à legislação aduaneira, mas tão somente às </text:span>multas de mora<text:span text:style-name="T4">.</text:span></text:p>
        </text:list-item>
      </text:list>
      <text:p text:style-name="P10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eb4ff" officeooo:paragraph-rsid="001eb4f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Tributação sobre o comércio exterior. Imposto de impor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57:35.055169102</meta:creation-date>
    <dc:date>2018-04-05T13:07:27.968000000</dc:date>
    <meta:editing-duration>PT4H1M1S</meta:editing-duration>
    <meta:editing-cycles>64</meta:editing-cycles>
    <meta:generator>LibreOffice/6.0.1.1$Windows_X86_64 LibreOffice_project/60bfb1526849283ce2491346ed2aa51c465abfe6</meta:generator>
    <meta:document-statistic meta:table-count="5" meta:image-count="0" meta:object-count="0" meta:page-count="7" meta:paragraph-count="195" meta:word-count="2660" meta:character-count="16403" meta:non-whitespace-character-count="14015"/>
  </office:meta>
</office:document-meta>
</file>